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05cm"/>
    </style:style>
    <style:style style:name="gr2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6cm" draw:marker-start-width="0.29cm" draw:marker-end-width="0.29cm" draw:fill="none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T1" style:family="text">
      <style:text-properties style:font-name="Courier1"/>
    </style:style>
    <style:style style:name="T2" style:family="text">
      <style:text-properties style:font-name="Courier1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4.2cm" svg:height="3.713cm" svg:x="1.1cm" svg:y="0.5cm">
          <draw:text-box>
            <text:p><text:span text:style-name="T1"><text:s text:c="2"/></text:span><text:span text:style-name="T1">4.5 </text:span><text:span text:style-name="T2">6</text:span></text:p>
            <text:p><text:span text:style-name="T1"><text:s text:c="2"/></text:span><text:span text:style-name="T1">1.</text:span><text:span text:style-name="T2">2</text:span></text:p>
            <text:p><text:span text:style-name="T1"/></text:p>
            <text:p><text:span text:style-name="T1"><text:s text:c="2"/></text:span><text:span text:style-name="T1">5.</text:span><text:span text:style-name="T2">7 6</text:span></text:p>
            <text:p><text:span text:style-name="T1"/></text:p>
          </draw:text-box>
        </draw:frame>
        <draw:line draw:style-name="gr2" draw:text-style-name="P1" draw:layer="layout" svg:x1="1.4cm" svg:y1="1.65cm" svg:x2="1.9cm" svg:y2="1.65cm">
          <text:p/>
        </draw:line>
        <draw:line draw:style-name="gr2" draw:text-style-name="P1" draw:layer="layout" svg:x1="1.65cm" svg:y1="1.4cm" svg:x2="1.65cm" svg:y2="1.9cm">
          <text:p/>
        </draw:line>
        <draw:line draw:style-name="gr3" draw:text-style-name="P1" draw:layer="layout" svg:x1="1.4cm" svg:y1="2.4cm" svg:x2="4.1cm" svg:y2="2.4cm">
          <text:p/>
        </draw:line>
        <draw:custom-shape draw:style-name="gr4" draw:text-style-name="P1" draw:layer="layout" svg:width="0.6cm" svg:height="0.7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7cm" svg:x="3.502cm" svg:y="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7cm" svg:x="2.8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7cm" svg:x="2.8cm" svg:y="2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0.4cm" fo:margin-left="0.7cm" fo:margin-right="0.7cm" fo:page-width="6cm" fo:page-height="4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23:19:40.368431381</meta:creation-date>
    <dc:date>2015-03-16T17:58:05.490400308</dc:date>
    <meta:editing-duration>PT36M51S</meta:editing-duration>
    <meta:editing-cycles>12</meta:editing-cycles>
    <meta:generator>LibreOffice/4.2.7.2$Linux_X86_64 LibreOffice_project/420m0$Build-2</meta:generator>
    <meta:document-statistic meta:object-count="8"/>
  </office:meta>
</office:document-meta>
</file>